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solid" draw:fill-color="#dddddd" loext:fill-use-slide-background="false" draw:opacity="60%" draw:opacity-name="" draw:textarea-horizontal-align="justify" draw:textarea-vertical-align="middle" draw:auto-grow-height="false" fo:min-height="1.708cm" fo:min-width="1.466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svg:stroke-width="0.035cm" draw:marker-start-width="0.252cm" draw:marker-end-width="0.252cm" draw:fill="solid" draw:fill-color="#e0c2cd" loext:fill-use-slide-background="false" draw:textarea-horizontal-align="justify" draw:textarea-vertical-align="middle" draw:auto-grow-height="false" fo:min-height="0.712cm" fo:min-width="0.466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0.712cm" fo:min-width="0.466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0.218cm" fo:min-width="0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0.21cm" fo:min-width="0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0.214cm" fo:min-width="0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svg:stroke-width="0.035cm" draw:marker-start-width="0.252cm" draw:marker-end-width="0.252cm" draw:fill="solid" draw:fill-color="#000000" loext:fill-use-slide-background="false" draw:textarea-horizontal-align="justify" draw:textarea-vertical-align="middle" draw:auto-grow-height="false" fo:min-height="0.214cm" fo:min-width="0cm" fo:padding-top="0.142cm" fo:padding-bottom="0.142cm" fo:padding-left="0.267cm" fo:padding-right="0.267cm" loext:decorative="false"/>
    </style:style>
    <style:style style:name="gr8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0.217cm" fo:min-width="0cm" fo:padding-top="0.142cm" fo:padding-bottom="0.142cm" fo:padding-left="0.267cm" fo:padding-right="0.267cm" loext:decorative="false"/>
    </style:style>
    <style:style style:name="gr9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0.211cm" fo:min-width="0cm" fo:padding-top="0.142cm" fo:padding-bottom="0.142cm" fo:padding-left="0.267cm" fo:padding-right="0.267cm" loext:decorative="false"/>
    </style:style>
    <style:style style:name="gr10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0.213cm" fo:min-width="0cm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0.215cm" fo:min-width="0cm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1.708cm" fo:min-width="1.466cm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svg:stroke-width="0.035cm" draw:marker-start-width="0.252cm" draw:marker-end-width="0.252cm" draw:fill="solid" draw:fill-color="#8d1d75" loext:fill-use-slide-background="false" draw:textarea-horizontal-align="justify" draw:textarea-vertical-align="middle" draw:auto-grow-height="false" fo:min-height="0.21cm" fo:min-width="0cm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svg:stroke-width="0.035cm" draw:marker-start-width="0.252cm" draw:marker-end-width="0.252cm" draw:fill="none" draw:fill-color="#650953" loext:fill-use-slide-background="false" draw:textarea-horizontal-align="justify" draw:textarea-vertical-align="middle" draw:auto-grow-height="false" fo:min-height="0.21cm" fo:min-width="0cm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0.209cm" fo:min-width="0cm" fo:padding-top="0.142cm" fo:padding-bottom="0.142cm" fo:padding-left="0.267cm" fo:padding-right="0.267cm" loext:decorative="false"/>
    </style:style>
    <style:style style:name="gr16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0.219cm" fo:min-width="0cm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svg:stroke-width="0.018cm" svg:stroke-color="#666666" draw:marker-start="Circle" draw:marker-start-width="0.327cm" draw:marker-end="화살촉_20_1" draw:marker-end-width="0.327cm" draw:textarea-vertical-align="middle" fo:padding-top="0.134cm" fo:padding-bottom="0.134cm" fo:padding-left="0.259cm" fo:padding-right="0.259cm" loext:decorative="false"/>
    </style:style>
    <style:style style:name="gr18" style:family="graphic" style:parent-style-name="standard">
      <style:graphic-properties svg:stroke-width="0.007cm" svg:stroke-color="#666666" draw:marker-start="Circle" draw:marker-start-width="0.311cm" draw:marker-end="화살촉_20_1" draw:marker-end-width="0.311cm" draw:textarea-vertical-align="middle" fo:padding-top="0.129cm" fo:padding-bottom="0.129cm" fo:padding-left="0.254cm" fo:padding-right="0.254cm" loext:decorative="false"/>
    </style:style>
    <style:style style:name="gr19" style:family="graphic" style:parent-style-name="objectwithoutfill">
      <style:graphic-properties svg:stroke-width="0.028cm" svg:stroke-color="#666666" draw:marker-start-width="0.242cm" draw:marker-end="화살촉_20_3" draw:marker-end-width="0.242cm" draw:fill="none" draw:textarea-vertical-align="middle" fo:padding-top="0.139cm" fo:padding-bottom="0.139cm" fo:padding-left="0.264cm" fo:padding-right="0.264cm" loext:decorative="false"/>
    </style:style>
    <style:style style:name="gr20" style:family="graphic">
      <style:graphic-properties style:writing-mode="lr-tb" loext:decorative="fals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cm" fo:min-width="0.2cm" loext:decorative="false"/>
    </style:style>
    <style:style style:name="gr22" style:family="graphic" style:parent-style-name="standard">
      <style:graphic-properties draw:stroke="none" draw:stroke-dash="Dash_20_Dot_20_4" svg:stroke-width="0cm" draw:stroke-linejoin="none" svg:stroke-linecap="butt" draw:fill="solid" draw:fill-color="#650953" draw:textarea-horizontal-align="center" draw:textarea-vertical-align="middle" loext:decorative="false"/>
    </style:style>
    <style:style style:name="gr23" style:family="graphic" style:parent-style-name="standard">
      <style:graphic-properties svg:stroke-width="0.018cm" svg:stroke-color="#8d1d75" draw:marker-start="Circle" draw:marker-start-width="0.327cm" draw:marker-end="화살촉_20_1" draw:marker-end-width="0.327cm" svg:stroke-opacity="80%" draw:fill="none" draw:fill-color="#55308d" loext:fill-use-slide-background="false" draw:textarea-vertical-align="middle" fo:padding-top="0.134cm" fo:padding-bottom="0.134cm" fo:padding-left="0.259cm" fo:padding-right="0.259cm" loext:decorative="false"/>
    </style:style>
    <style:style style:name="gr24" style:family="graphic" style:parent-style-name="standard">
      <style:graphic-properties svg:stroke-width="0.018cm" svg:stroke-color="#a1467e" draw:marker-start="Circle" draw:marker-start-width="0.327cm" draw:marker-end="화살촉_20_1" draw:marker-end-width="0.327cm" draw:fill="none" draw:fill-color="#55308d" loext:fill-use-slide-background="false" draw:textarea-vertical-align="middle" fo:padding-top="0.134cm" fo:padding-bottom="0.134cm" fo:padding-left="0.259cm" fo:padding-right="0.259cm" loext:decorative="false"/>
    </style:style>
    <style:style style:name="gr25" style:family="graphic" style:parent-style-name="objectwithoutfill">
      <style:graphic-properties svg:stroke-width="0.028cm" svg:stroke-color="#8d1d75" draw:marker-start-width="0.242cm" draw:marker-end="화살촉_20_3" draw:marker-end-width="0.242cm" draw:fill="none" draw:fill-color="#55308d" loext:fill-use-slide-background="false" draw:textarea-vertical-align="middle" fo:padding-top="0.139cm" fo:padding-bottom="0.139cm" fo:padding-left="0.264cm" fo:padding-right="0.264cm" loext:decorative="false"/>
    </style:style>
    <style:style style:name="gr2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7" style:family="graphic" style:parent-style-name="objectwithoutfill">
      <style:graphic-properties svg:stroke-width="0.035cm" svg:stroke-color="#ff7b5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8" style:family="graphic">
      <style:graphic-properties loext:decorative="false"/>
    </style:style>
    <style:style style:name="gr29" style:family="graphic" style:parent-style-name="standard">
      <style:graphic-properties draw:stroke="solid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30" style:family="graphic" style:parent-style-name="standard">
      <style:graphic-properties draw:stroke="solid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P1" style:family="paragraph">
      <loext:graphic-properties draw:fill="solid" draw:fill-color="#dddddd" draw:opacity="60%"/>
      <style:paragraph-properties fo:text-align="center"/>
    </style:style>
    <style:style style:name="P2" style:family="paragraph">
      <loext:graphic-properties draw:fill="solid" draw:fill-color="#e0c2c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8d1d75"/>
      <style:paragraph-properties fo:text-align="center"/>
    </style:style>
    <style:style style:name="P6" style:family="paragraph">
      <loext:graphic-properties draw:fill="none" draw:fill-color="#650953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solid" draw:fill-color="#650953"/>
      <style:paragraph-properties fo:text-align="center"/>
    </style:style>
    <style:style style:name="P10" style:family="paragraph">
      <loext:graphic-properties draw:fill="none" draw:fill-color="#55308d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2cm" svg:height="1.992cm" svg:x="0.5cm" svg:y="0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996cm" svg:x="1.5cm" svg:y="0.7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0.996cm" svg:x="0.5cm" svg:y="1.7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0.996cm" svg:x="1.5cm" svg:y="1.7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1cm" svg:height="0.502cm" svg:x="0.5cm" svg:y="1.7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99cm" svg:height="0.502cm" svg:x="1.001cm" svg:y="1.7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1cm" svg:height="0.502cm" svg:x="1.5cm" svg:y="1.7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99cm" svg:height="0.502cm" svg:x="2.001cm" svg:y="1.7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1cm" svg:height="0.494cm" svg:x="0.5cm" svg:y="2.2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99cm" svg:height="0.494cm" svg:x="1.001cm" svg:y="2.2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1cm" svg:height="0.494cm" svg:x="1.5cm" svg:y="2.2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99cm" svg:height="0.494cm" svg:x="2.001cm" svg:y="2.2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99cm" svg:height="0.498cm" svg:x="1.001cm" svg:y="0.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01cm" svg:height="0.498cm" svg:x="0.5cm" svg:y="1.2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99cm" svg:height="0.498cm" svg:x="1.001cm" svg:y="1.2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01cm" svg:height="0.498cm" svg:x="1.5cm" svg:y="1.2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99cm" svg:height="0.498cm" svg:x="2.001cm" svg:y="1.2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01cm" svg:height="0.498cm" svg:x="1.5cm" svg:y="0.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0.996cm" svg:x="3.5cm" svg:y="0.7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0.996cm" svg:x="2.5cm" svg:y="1.7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0.996cm" svg:x="3.5cm" svg:y="1.7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501cm" svg:height="0.501cm" svg:x="2.5cm" svg:y="1.7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499cm" svg:height="0.501cm" svg:x="3.001cm" svg:y="1.7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501cm" svg:height="0.501cm" svg:x="3.5cm" svg:y="1.7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499cm" svg:height="0.501cm" svg:x="4.001cm" svg:y="1.7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501cm" svg:height="0.495cm" svg:x="2.5cm" svg:y="2.2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499cm" svg:height="0.495cm" svg:x="3.001cm" svg:y="2.2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501cm" svg:height="0.495cm" svg:x="3.5cm" svg:y="2.2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499cm" svg:height="0.495cm" svg:x="4.001cm" svg:y="2.2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499cm" svg:height="0.497cm" svg:x="3.001cm" svg:y="0.79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501cm" svg:height="0.499cm" svg:x="2.5cm" svg:y="1.2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499cm" svg:height="0.499cm" svg:x="3.001cm" svg:y="1.2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501cm" svg:height="0.499cm" svg:x="3.5cm" svg:y="1.2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499cm" svg:height="0.499cm" svg:x="4.001cm" svg:y="1.2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501cm" svg:height="0.497cm" svg:x="3.5cm" svg:y="0.7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cm" svg:height="1.992cm" svg:x="0.5cm" svg:y="2.7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0.996cm" svg:x="0.5cm" svg:y="2.7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0.996cm" svg:x="1.5cm" svg:y="2.7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0.996cm" svg:x="0.5cm" svg:y="3.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0.996cm" svg:x="1.5cm" svg:y="3.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01cm" svg:height="0.498cm" svg:x="0.5cm" svg:y="3.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99cm" svg:height="0.498cm" svg:x="1.001cm" svg:y="3.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01cm" svg:height="0.498cm" svg:x="1.5cm" svg:y="3.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99cm" svg:height="0.498cm" svg:x="2.001cm" svg:y="3.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01cm" svg:height="0.498cm" svg:x="0.5cm" svg:y="4.2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99cm" svg:height="0.498cm" svg:x="1.001cm" svg:y="4.2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01cm" svg:height="0.498cm" svg:x="1.5cm" svg:y="4.2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99cm" svg:height="0.498cm" svg:x="2.001cm" svg:y="4.2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99cm" svg:height="0.494cm" svg:x="1.001cm" svg:y="2.7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1cm" svg:height="0.502cm" svg:x="0.5cm" svg:y="3.2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99cm" svg:height="0.502cm" svg:x="1.001cm" svg:y="3.2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1cm" svg:height="0.502cm" svg:x="1.5cm" svg:y="3.2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99cm" svg:height="0.502cm" svg:x="2.001cm" svg:y="3.2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501cm" svg:height="0.494cm" svg:x="1.5cm" svg:y="2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cm" svg:height="1.992cm" svg:x="2.5cm" svg:y="2.7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0.996cm" svg:x="2.5cm" svg:y="2.7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0.996cm" svg:x="3.5cm" svg:y="2.7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0.996cm" svg:x="2.5cm" svg:y="3.7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0.996cm" svg:x="3.5cm" svg:y="3.79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501cm" svg:height="0.497cm" svg:x="2.5cm" svg:y="3.79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499cm" svg:height="0.497cm" svg:x="3.001cm" svg:y="3.79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501cm" svg:height="0.497cm" svg:x="3.5cm" svg:y="3.79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499cm" svg:height="0.497cm" svg:x="4.001cm" svg:y="3.79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501cm" svg:height="0.499cm" svg:x="2.5cm" svg:y="4.2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499cm" svg:height="0.499cm" svg:x="3.001cm" svg:y="4.2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501cm" svg:height="0.499cm" svg:x="3.5cm" svg:y="4.2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499cm" svg:height="0.499cm" svg:x="4.001cm" svg:y="4.2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499cm" svg:height="0.493cm" svg:x="3.001cm" svg:y="2.7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01cm" svg:height="0.503cm" svg:x="2.5cm" svg:y="3.2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499cm" svg:height="0.503cm" svg:x="3.001cm" svg:y="3.2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01cm" svg:height="0.503cm" svg:x="3.5cm" svg:y="3.2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499cm" svg:height="0.503cm" svg:x="4.001cm" svg:y="3.2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01cm" svg:height="0.493cm" svg:x="3.5cm" svg:y="2.795cm">
          <text:p/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0.6cm" svg:y1="1.04cm" svg:x2="1.6cm" svg:y2="1.04cm">
          <text:p/>
        </draw:line>
        <draw:line draw:style-name="gr18" draw:text-style-name="P7" draw:layer="layout" svg:x1="1.75cm" svg:y1="0.9cm" svg:x2="1.75cm" svg:y2="1.6cm">
          <text:p/>
        </draw:line>
        <draw:path draw:style-name="gr19" draw:text-style-name="P3" draw:layer="layout" svg:width="0.363cm" svg:height="0.342cm" draw:transform="rotate (2.42914925292571) translate (0.782786995634332cm 1.02491212813785cm)" svg:viewBox="0 0 364 343" svg:d="M151 0c35-2 70 5 97 21 24 15 49 25 69 46 20 22 37 46 44 73 8 30 0 67-19 96-16 24-32 49-55 69-24 22-54 39-89 36-31-3-70 12-100-12-23-18-42-39-62-61-19-20-23-51-34-76l-1-30-1-19">
          <text:p/>
        </draw:path>
        <draw:custom-shape draw:style-name="gr10" draw:text-style-name="P3" draw:layer="layout" svg:width="0.499cm" svg:height="0.497cm" svg:x="2.5cm" svg:y="0.791cm">
          <text:p/>
          <draw:enhanced-geometry svg:viewBox="0 0 21600 21600" draw:type="rectangle" draw:enhanced-path="M 0 0 L 21600 0 21600 21600 0 21600 0 0 Z N"/>
        </draw:custom-shape>
        <draw:g draw:style-name="gr20">
          <svg:title>TexMaths</svg:title>
          <svg:desc>14§display§IXY§svg§600§FALSE§</svg:desc>
          <draw:custom-shape draw:style-name="gr21" draw:text-style-name="P8" draw:layer="layout" svg:width="0.7cm" svg:height="0.24cm" svg:x="1.229cm" svg:y="3.126cm">
            <text:p/>
            <draw:enhanced-geometry svg:viewBox="0 0 21600 21600" draw:type="rectangle" draw:enhanced-path="M 0 0 L 21600 0 21600 21600 0 21600 0 0 Z N"/>
          </draw:custom-shape>
          <draw:path draw:style-name="gr22" draw:text-style-name="P9" draw:layer="layout" svg:width="0.151cm" svg:height="0.212cm" svg:x="1.495cm" svg:y="3.137cm" svg:viewBox="0 0 152 213" svg:d="M152 4c0-4-3-4-5-4-14 0-28 1-43 1-14 0-29-1-44-1-2 0-6 0-6 6 0 4 2 4 9 4 14 0 22 0 22 5 0 2 0 3 0 6-15 56-30 112-45 168-2 12-3 14-30 14-7 0-10 0-10 7 0 3 4 3 5 3 14 0 29 0 43-1 15 1 29 1 44 1 3 0 7 0 7-6 0-4-3-4-10-4-6 0-7 0-14-1-7 0-8-1-8-4s1-5 1-8c14-55 29-111 44-166 3-12 4-14 30-14 8 0 10 0 10-6z">
            <text:p/>
          </draw:path>
          <draw:path draw:style-name="gr22" draw:text-style-name="P9" draw:layer="layout" svg:width="0.27cm" svg:height="0.212cm" svg:x="1.648cm" svg:y="3.137cm" svg:viewBox="0 0 271 213" svg:d="M271 4c-1-2 0-4-4-4-10 0-21 1-31 1-12 0-25-1-37-1-2 0-5 0-5 6 0 2 0 3 3 4 3 0 13 1 13 10 0 4-3 8-6 10-18 18-36 37-54 55-9-21-18-41-27-62-1-1-1-3-2-4 0-2 6-8 20-9 3-1 6-1 6-6 0-4-3-4-4-4-14 0-28 1-42 1-8 0-29-1-37-1-2 0-6 0-6 6 0 4 3 4 8 4 19 0 21 2 24 10 13 29 26 58 40 87-24 23-47 47-70 70-3 2-3 2-5 4-16 17-32 21-48 22-4 1-7 1-7 7 1 1 0 3 4 3 10 0 20-1 31-1 12 0 25 1 37 1 2 0 6 0 6-6 0-3-3-2-4-4-4 0-13-1-13-9 0-5 5-10 9-14 11-11 22-22 33-34 10-10 20-21 29-31 12 25 23 50 34 75 1 1 2 3 2 4 0 3-6 8-20 9-3 1-6 1-6 7 0 3 4 3 5 3 14 0 28 0 42-1 8 0 28 1 36 1 2 0 6 0 6-6 0-4-3-4-6-4-21 0-22-1-28-13-14-32-28-64-42-96 22-23 56-60 68-68 9-8 21-15 41-16 5-1 7-1 7-6z">
            <text:p/>
          </draw:path>
          <draw:path draw:style-name="gr22" draw:text-style-name="P9" draw:layer="layout" svg:width="0.239cm" svg:height="0.212cm" svg:x="1.24cm" svg:y="3.137cm" svg:viewBox="0 0 240 213" svg:d="M240 4c0-3-2-4-5-4-9 0-18 1-26 1-12 0-23-1-33-1-3 0-7 0-7 6 0 3 3 4 5 4 3 0 12 1 12 7 0 5-8 13-9 15-26 28-51 55-76 83-13-31-25-62-37-93-2-4-1-3-2-5 0-7 16-7 20-7s7 0 7-6c0-4-4-4-4-4-14 0-28 1-42 1-8 0-29-1-36-1-3 0-7 0-7 6 0 4 3 4 8 4 19 0 20 2 24 11 13 34 27 68 40 102 0 1 1 5 1 5 0 1-13 51-15 57-4 17-4 18-31 18-5 0-8 0-8 7 0 3 3 2 4 3 14 0 28 0 42-1 14 1 28 1 42 1 2 0 7 0 7-6 0-4-4-4-10-4-4 0-7 0-13-1-6 0-8 0-8-4 0-3 2-13 4-20 4-15 8-29 12-44 2-6 2-6 4-9 28-30 55-60 82-89 2-2 3-3 5-5 10-10 20-19 43-21 4-1 7-1 7-6z">
            <text:p/>
          </draw:path>
        </draw:g>
        <draw:line draw:style-name="gr23" draw:text-style-name="P10" draw:layer="layout" svg:x1="0.76cm" svg:y1="0.88cm" svg:x2="0.76cm" svg:y2="2.88cm">
          <text:p/>
        </draw:line>
        <draw:line draw:style-name="gr24" draw:text-style-name="P10" draw:layer="layout" svg:x1="0.6cm" svg:y1="3cm" svg:x2="1.2cm" svg:y2="3cm">
          <text:p/>
        </draw:line>
        <draw:path draw:style-name="gr25" draw:text-style-name="P10" draw:layer="layout" svg:width="0.327cm" svg:height="0.386cm" draw:transform="rotate (-2.51275052409624) translate (0.691024376096662cm 3.13303351390291cm)" svg:viewBox="0 0 328 387" svg:d="M0 0c63-1 119 29 166 66 38 30 81 55 113 89 36 38 64 96 41 148-22 49-68 99-129 80-46-15-90-40-128-70l-39-28-7-6">
          <text:p/>
        </draw:path>
        <draw:line draw:style-name="gr26" draw:text-style-name="P3" draw:layer="layout" svg:x1="2.504cm" svg:y1="0.784cm" svg:x2="2.504cm" svg:y2="4.772cm">
          <text:p/>
        </draw:line>
        <draw:line draw:style-name="gr26" draw:text-style-name="P3" draw:layer="layout" svg:x1="0.511cm" svg:y1="2.777cm" svg:x2="4.499cm" svg:y2="2.777cm">
          <text:p/>
        </draw:line>
        <draw:line draw:style-name="gr27" draw:text-style-name="P3" draw:layer="layout" svg:x1="3.498cm" svg:y1="0.771cm" svg:x2="3.498cm" svg:y2="2.761cm">
          <text:p/>
        </draw:line>
        <draw:line draw:style-name="gr27" draw:text-style-name="P3" draw:layer="layout" svg:x1="2.503cm" svg:y1="1.79cm" svg:x2="4.493cm" svg:y2="1.79cm">
          <text:p/>
        </draw:line>
        <draw:line draw:style-name="gr27" draw:text-style-name="P3" draw:layer="layout" svg:x1="3.497cm" svg:y1="2.78cm" svg:x2="3.497cm" svg:y2="4.77cm">
          <text:p/>
        </draw:line>
        <draw:line draw:style-name="gr27" draw:text-style-name="P3" draw:layer="layout" svg:x1="2.502cm" svg:y1="3.799cm" svg:x2="4.492cm" svg:y2="3.799cm">
          <text:p/>
        </draw:line>
        <draw:g draw:style-name="gr28">
          <svg:title>TexMaths</svg:title>
          <svg:desc>14§display§IXY§svg§600§FALSE§</svg:desc>
          <draw:path draw:style-name="gr29" draw:text-style-name="P11" draw:layer="layout" svg:width="0.799cm" svg:height="0.259cm" svg:x="1.764cm" svg:y="1.627cm" svg:viewBox="0 0 800 260" svg:d="M0 0c267 0 533 0 800 0 0 87 0 173 0 260-267 0-533 0-800 0 0-87 0-173 0-260z">
            <text:p/>
          </draw:path>
          <draw:path draw:style-name="gr30" draw:text-style-name="P4" draw:layer="layout" svg:width="0.168cm" svg:height="0.239cm" svg:x="1.777cm" svg:y="1.634cm" svg:viewBox="0 0 169 240" svg:d="M169 4c0-4-3-4-5-4-16 0-32 1-48 1s-33-1-49-1c-2 0-7 0-7 7 0 4 3 4 10 4 16 0 25 0 25 6 0 2 0 3-1 6-16 63-33 127-49 190-3 13-4 16-34 16-8 0-11 0-11 7 0 4 4 4 5 4 16 0 32-1 48-1 17 0 33 1 49 1 4 0 8 0 8-7 0-4-3-4-11-4-7 0-8 0-15-1-9 0-10-2-10-5s1-6 1-9c17-62 33-125 49-187 3-13 4-16 34-16 9 0 11 0 11-7z">
            <text:p/>
          </draw:path>
          <draw:path draw:style-name="gr30" draw:text-style-name="P4" draw:layer="layout" svg:width="0.301cm" svg:height="0.239cm" svg:x="1.967cm" svg:y="1.634cm" svg:viewBox="0 0 302 240" svg:d="M302 4c-2-1 0-4-5-4-11 0-23 1-35 1-13 0-27-1-41-1-2 0-6 0-6 7 0 2 1 3 4 4 3 0 15 1 15 11 0 5-4 9-7 12-20 21-40 41-60 61-10-23-20-46-30-69-1-2-2-3-2-5s6-9 22-10c3-1 7-1 7-7 0-4-4-4-5-4-16 0-32 1-47 1-9 0-32-1-41-1-2 0-6 0-6 7 0 4 3 4 8 4 22 0 24 3 27 11 15 33 30 66 44 98-26 27-51 53-77 80-3 2-3 2-5 4-18 19-36 24-55 25-4 1-7 1-7 7 1 1 0 4 4 4 12 0 23-1 35-1 13 0 28 1 41 1 3 0 7 0 7-7 0-3-3-3-4-4-5 0-15-1-15-11 0-5 5-11 9-15 13-13 25-26 38-38 11-12 21-24 32-36 13 29 25 57 38 85 1 1 1 3 2 5 0 3-7 9-22 10-4 1-7 1-7 7 0 4 4 4 6 4 15 0 31-1 46-1 9 0 31 1 41 1 2 0 6 0 6-7 0-4-3-4-6-4-24 0-25-1-32-15-15-36-31-73-47-109 24-25 63-67 76-76 10-9 24-17 46-18 5-1 8-1 8-7z">
            <text:p/>
          </draw:path>
          <draw:path draw:style-name="gr30" draw:text-style-name="P4" draw:layer="layout" svg:width="0.265cm" svg:height="0.239cm" svg:x="2.292cm" svg:y="1.634cm" svg:viewBox="0 0 266 240" svg:d="M266 4c0-3-2-4-5-4-9 0-20 1-29 1-13 0-25-1-37-1-3 0-7 0-7 7 0 3 3 4 5 4 3 0 14 1 14 8 0 6-9 15-11 17-28 31-56 62-84 93-14-34-27-69-41-104-2-5-1-4-2-6 0-8 18-8 22-8 5 0 8 0 8-7 0-4-4-4-5-4-15 0-31 1-46 1-9 0-32-1-41-1-3 0-7 0-7 7 0 4 3 4 8 4 22 0 23 3 28 12 14 39 29 77 44 115 0 1 1 6 1 7s-14 57-16 64c-4 19-5 20-35 20-6 0-9 0-9 7 0 4 3 2 5 4 15 0 31-1 46-1 16 0 31 1 47 1 2 0 7 0 7-7 0-4-4-4-10-4-5-1-8 0-15-1-7 0-9-1-9-5 0-3 3-15 5-22 4-17 9-34 13-50 2-6 2-7 5-11 30-33 60-66 91-100 2-2 3-3 5-5 11-11 23-22 48-24 4-1 7-1 7-7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화살촉_20_1" draw:display-name="화살촉 1" svg:viewBox="0 0 20 20" svg:d="M0 20l10-20 10 20z"/>
    <draw:marker draw:name="화살촉_20_3" draw:display-name="화살촉 3" svg:viewBox="0 826 1131 754" svg:d="M566 826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KR" fo:font-size="24pt" fo:language="en" fo:country="US" style:font-name-asian="Noto Serif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KR" fo:font-family="'Noto Sans KR'" style:font-family-generic="roman" style:font-pitch="variable" fo:font-size="18pt" fo:font-style="normal" fo:text-shadow="none" style:text-underline-style="none" fo:font-weight="normal" style:letter-kerning="true" style:font-name-asian="Noto Sans KR1" style:font-family-asian="'Noto Sans KR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8T15:32:19.945000000</meta:creation-date>
    <dc:date>2024-04-19T17:55:26.982000000</dc:date>
    <meta:editing-duration>P1DT2H23M7S</meta:editing-duration>
    <meta:editing-cycles>1</meta:editing-cycles>
    <meta:document-statistic meta:object-count="96"/>
    <meta:generator>LibreOffice/7.6.1.2$Windows_X86_64 LibreOffice_project/f5defcebd022c5bc36bbb79be232cb6926d8f674</meta:generator>
  </office:meta>
</office:document-meta>
</file>